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  <text:list>
                      <text:list-item>
                        <text:p>Hosts and groups</text:p>
                      </text:list-item>
                      <text:list-item>
                        <text:p>group_vars</text:p>
                      </text:list-item>
                      <text:list-item>
                        <text:p>host_va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tructure</text:p>
                <text:list>
                  <text:list-item>
                    <text:p>Playbook has multiple tasks and roles</text:p>
                  </text:list-item>
                  <text:list-item>
                    <text:p>Modules configure specific things</text:p>
                    <text:list>
                      <text:list-item>
                        <text:p>http</text:p>
                      </text:list-item>
                      <text:list-item>
                        <text:p>cron</text:p>
                      </text:list-item>
                    </text:list>
                  </text:list-item>
                  <text:list-item>
                    <text:p>Variables</text:p>
                    <text:list>
                      <text:list-item>
                        <text:p>Effectively global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tfall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Global variables</text:p>
              </text:list-item>
              <text:list-item>
                <text:p>Hard to change values</text:p>
                <text:list>
                  <text:list-item>
                    <text:p>Create new variables</text:p>
                  </text:list-item>
                </text:list>
              </text:list-item>
              <text:list-item>
                <text:p>Name conflicts</text:p>
              </text:list-item>
              <text:list-item>
                <text:p>Variables aren’t typed</text:p>
              </text:list-item>
              <text:list-item>
                <text:p>Variable precedence</text:p>
              </text:list-item>
              <text:list-item>
                <text:p>Everything is per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2H8M22S</meta:editing-duration>
    <meta:editing-cycles>7</meta:editing-cycles>
    <meta:generator>LibreOffice/7.1.8.1$Linux_X86_64 LibreOffice_project/10$Build-1</meta:generator>
    <dc:title>Blue Curve</dc:title>
    <dc:date>2022-05-31T08:37:00.227577881</dc:date>
    <meta:document-statistic meta:object-count="74"/>
  </office:meta>
</office:document-meta>
</file>